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P21 highlights</text:p>
      <text:p text:style-name="Standard"/>
      <text:p text:style-name="Standard">Expected result: Limit global warming to under 2 degrees celciu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2T09:25:54.77</meta:creation-date>
    <meta:editing-duration>PT4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12" meta:character-count="80"/>
    <dc:date>2015-12-22T09:26:28.01</dc:date>
  </office:meta>
</office:document-meta>
</file>